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7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<text:a xlink:href="https://www.youtube.com/watch?list=PLAEA99D24CA2F9A8F&amp;v=VOUp3ZZ9t3A" xlink:type="simple">Seerah of Prophet Muhammed 1 - Specialities of Prophet Muhammed</text:a></text:p>
          </table:table-cell>
          <table:table-cell office:value-type="string" calcext:value-type="string">
            <text:p>27/04/2011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<text:a xlink:href="https://www.youtube.com/watch?v=4F5qzMI2IKs" xlink:type="simple">Seerah of Prophet Muhammed 3 - Why study the Seerah? &amp; Pre-Islamic Arabia</text:a></text:p>
          </table:table-cell>
          <table:table-cell office:value-type="date" office:date-value="2011-11-05" calcext:value-type="date">
            <text:p>5 Nov, 2011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Seerah of Prophet Muhammad 5 - Genealogy &amp; Year of the Elephant</text:p>
          </table:table-cell>
          <table:table-cell office:value-type="string" calcext:value-type="string">
            <text:p>14/01/2015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 </number:text>
      <number:month number:textual="true"/>
      <number:text>, </number:text>
      <number:year number:style="long"/>
    </number:date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ir Ahmed</meta:initial-creator>
    <meta:creation-date>2018-03-10T20:02:12.234331503</meta:creation-date>
    <dc:date>2018-03-10T20:45:22.829379124</dc:date>
    <dc:creator>Zabir Ahmed</dc:creator>
    <meta:editing-duration>PT32M57S</meta:editing-duration>
    <meta:editing-cycles>9</meta:editing-cycles>
    <meta:generator>LibreOffice/6.0.2.1$Linux_X86_64 LibreOffice_project/f7f06a8f319e4b62f9bc5095aa112a65d2f3ac89</meta:generator>
    <meta:document-statistic meta:table-count="1" meta:cell-count="10" meta:object-count="0"/>
  </office:meta>
</office:document-meta>
</file>